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E000003B0A68F837D1158A221.png" manifest:media-type="image/png"/>
  <manifest:file-entry manifest:full-path="Pictures/1000000100000771000001FB910FB316060FA127.png" manifest:media-type="image/png"/>
  <manifest:file-entry manifest:full-path="Pictures/100000010000077F000003B6385329400CE856E7.png" manifest:media-type="image/png"/>
  <manifest:file-entry manifest:full-path="Pictures/100000010000077F000003B539EC94650A5FF4FF.png" manifest:media-type="image/png"/>
  <manifest:file-entry manifest:full-path="Pictures/100000010000077F000003DF5E2FAFDBAC02A92B.png" manifest:media-type="image/png"/>
  <manifest:file-entry manifest:full-path="Pictures/100000010000077E000003AEEA1986B6D02BD145.png" manifest:media-type="image/png"/>
  <manifest:file-entry manifest:full-path="Pictures/1000000100000777000003B3CC6676B6DA2905C4.png" manifest:media-type="image/png"/>
  <manifest:file-entry manifest:full-path="Pictures/100000010000077F000003BF9AD07D67E8755753.png" manifest:media-type="image/png"/>
  <manifest:file-entry manifest:full-path="Pictures/100000010000077F000003B01872F17EC3456D2A.png" manifest:media-type="image/png"/>
  <manifest:file-entry manifest:full-path="Pictures/100000010000077F000003E219D2F62C0F493309.png" manifest:media-type="image/png"/>
  <manifest:file-entry manifest:full-path="Pictures/100000010000077F00000376807AB951D5BA5AE5.png" manifest:media-type="image/png"/>
  <manifest:file-entry manifest:full-path="Pictures/100000010000076E000003B0ADEBCF242A5EAE7F.png" manifest:media-type="image/png"/>
  <manifest:file-entry manifest:full-path="Pictures/100000010000077F000003B448863874F377058D.png" manifest:media-type="image/png"/>
  <manifest:file-entry manifest:full-path="Pictures/100000010000077F000003BB7F3F01F5544430A5.png" manifest:media-type="image/png"/>
  <manifest:file-entry manifest:full-path="Pictures/100000010000077B000003E70D71722CC1C23B3D.png" manifest:media-type="image/png"/>
  <manifest:file-entry manifest:full-path="Pictures/100000010000077F000002AFD481BA6AACCCA69C.png" manifest:media-type="image/png"/>
  <manifest:file-entry manifest:full-path="Pictures/100000010000077F000003AAF7480BD3C7C4706D.png" manifest:media-type="image/png"/>
  <manifest:file-entry manifest:full-path="Pictures/100000010000077C000003B05481EE73EEBA742D.png" manifest:media-type="image/png"/>
  <manifest:file-entry manifest:full-path="Pictures/100000010000077F000003B78FFD6684C0995AD0.png" manifest:media-type="image/png"/>
  <manifest:file-entry manifest:full-path="Pictures/100000010000077F000003B471E27E52C5805FAA.png" manifest:media-type="image/png"/>
  <manifest:file-entry manifest:full-path="Pictures/100000010000077F000003E57D48C7DCD4B8CD21.png" manifest:media-type="image/png"/>
  <manifest:file-entry manifest:full-path="Pictures/1000000100000775000003AD3E3D7A6E7C0A3CF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a562" officeooo:paragraph-rsid="001da5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Dheeraj.v</text:p>
      <text:p text:style-name="P1">Regno : 23MIS0474</text:p>
      <text:p text:style-name="P1"/>
      <text:p text:style-name="P1"><draw:frame draw:style-name="fr1" draw:name="Image1" text:anchor-type="char" svg:width="17cm" svg:height="4.524cm" draw:z-index="0"><draw:image xlink:href="Pictures/1000000100000771000001FB910FB316060FA127.png" xlink:type="simple" xlink:show="embed" xlink:actuate="onLoad" draw:mime-type="image/png"/></draw:frame><draw:frame draw:style-name="fr2" draw:name="Image2" text:anchor-type="char" svg:x="-0.171cm" svg:y="5.33cm" svg:width="17cm" svg:height="8.424cm" draw:z-index="1"><draw:image xlink:href="Pictures/1000000100000777000003B3CC6676B6DA2905C4.png" xlink:type="simple" xlink:show="embed" xlink:actuate="onLoad" draw:mime-type="image/png"/></draw:frame><text:s text:c="3"/></text:p>
      <text:p text:style-name="P1"><text:s text:c="2"/><draw:frame draw:style-name="fr2" draw:name="Image3" text:anchor-type="char" svg:x="0.056cm" svg:y="9.035cm" svg:width="17cm" svg:height="8.407cm" draw:z-index="2"><draw:image xlink:href="Pictures/100000010000077F000003B539EC94650A5FF4FF.png" xlink:type="simple" xlink:show="embed" xlink:actuate="onLoad" draw:mime-type="image/png"/></draw:frame><text:s/></text:p>
      <text:p text:style-name="P1"/>
      <text:p text:style-name="P1"/>
      <text:p text:style-name="P1"><draw:frame draw:style-name="fr1" draw:name="Image4" text:anchor-type="char" svg:width="17cm" svg:height="8.363cm" draw:z-index="3"><draw:image xlink:href="Pictures/100000010000077F000003B01872F17EC3456D2A.png" xlink:type="simple" xlink:show="embed" xlink:actuate="onLoad" draw:mime-type="image/png"/></draw:frame><text:soft-page-break/><text:s text:c="2"/></text:p>
      <text:p text:style-name="P1"><draw:frame draw:style-name="fr1" draw:name="Image5" text:anchor-type="char" svg:width="17cm" svg:height="7.848cm" draw:z-index="4"><draw:image xlink:href="Pictures/100000010000077F00000376807AB951D5BA5AE5.png" xlink:type="simple" xlink:show="embed" xlink:actuate="onLoad" draw:mime-type="image/png"/></draw:frame><text:s text:c="2"/></text:p>
      <text:p text:style-name="P1"><draw:frame draw:style-name="fr2" draw:name="Image6" text:anchor-type="char" svg:x="-0.083cm" svg:y="1.042cm" svg:width="17cm" svg:height="8.495cm" draw:z-index="5"><draw:image xlink:href="Pictures/100000010000077F000003BF9AD07D67E8755753.png" xlink:type="simple" xlink:show="embed" xlink:actuate="onLoad" draw:mime-type="image/png"/></draw:frame></text:p>
      <text:p text:style-name="P1"/>
      <text:p text:style-name="P1"><draw:frame draw:style-name="fr1" draw:name="Image7" text:anchor-type="char" svg:width="17cm" svg:height="8.437cm" draw:z-index="6"><draw:image xlink:href="Pictures/100000010000076E000003B0A68F837D1158A221.png" xlink:type="simple" xlink:show="embed" xlink:actuate="onLoad" draw:mime-type="image/png"/></draw:frame><text:soft-page-break/><text:s/></text:p>
      <text:p text:style-name="P1"><draw:frame draw:style-name="fr2" draw:name="Image8" text:anchor-type="char" svg:x="-0.252cm" svg:y="0.028cm" svg:width="17cm" svg:height="8.437cm" draw:z-index="7"><draw:image xlink:href="Pictures/100000010000076E000003B0ADEBCF242A5EAE7F.png" xlink:type="simple" xlink:show="embed" xlink:actuate="onLoad" draw:mime-type="image/png"/></draw:frame><text:s text:c="2"/></text:p>
      <text:p text:style-name="P1"><draw:frame draw:style-name="fr1" draw:name="Image9" text:anchor-type="char" svg:width="17cm" svg:height="8.398cm" draw:z-index="8"><draw:image xlink:href="Pictures/100000010000077F000003B448863874F377058D.png" xlink:type="simple" xlink:show="embed" xlink:actuate="onLoad" draw:mime-type="image/png"/></draw:frame><text:soft-page-break/><text:s/><draw:frame draw:style-name="fr2" draw:name="Image10" text:anchor-type="char" svg:x="0.056cm" svg:y="8.648cm" svg:width="17cm" svg:height="8.414cm" draw:z-index="9"><draw:image xlink:href="Pictures/100000010000077F000003B6385329400CE856E7.png" xlink:type="simple" xlink:show="embed" xlink:actuate="onLoad" draw:mime-type="image/png"/></draw:frame><text:s/></text:p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1" text:anchor-type="char" svg:x="0.277cm" svg:y="-0.741cm" svg:width="17cm" svg:height="8.46cm" draw:z-index="10"><draw:image xlink:href="Pictures/100000010000077F000003BB7F3F01F5544430A5.png" xlink:type="simple" xlink:show="embed" xlink:actuate="onLoad" draw:mime-type="image/png"/></draw:frame><text:soft-page-break/><text:s text:c="2"/></text:p>
      <text:p text:style-name="P1"><draw:frame draw:style-name="fr1" draw:name="Image12" text:anchor-type="char" svg:width="17cm" svg:height="8.46cm" draw:z-index="11"><draw:image xlink:href="Pictures/100000010000077F000003BB7F3F01F5544430A5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3" text:anchor-type="char" svg:width="17cm" svg:height="8.348cm" draw:z-index="12"><draw:image xlink:href="Pictures/100000010000077E000003AEEA1986B6D02BD145.png" xlink:type="simple" xlink:show="embed" xlink:actuate="onLoad" draw:mime-type="image/png"/></draw:frame><text:soft-page-break/><text:s text:c="2"/></text:p>
      <text:p text:style-name="P1"><draw:frame draw:style-name="fr1" draw:name="Image14" text:anchor-type="char" svg:width="17cm" svg:height="8.867cm" draw:z-index="13"><draw:image xlink:href="Pictures/100000010000077B000003E70D71722CC1C23B3D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5" text:anchor-type="char" svg:width="17cm" svg:height="6.085cm" draw:z-index="14"><draw:image xlink:href="Pictures/100000010000077F000002AFD481BA6AACCCA69C.png" xlink:type="simple" xlink:show="embed" xlink:actuate="onLoad" draw:mime-type="image/png"/></draw:frame><text:soft-page-break/><text:s/></text:p>
      <text:p text:style-name="P1"/>
      <text:p text:style-name="P1"><draw:frame draw:style-name="fr1" draw:name="Image16" text:anchor-type="char" svg:width="17cm" svg:height="8.31cm" draw:z-index="15"><draw:image xlink:href="Pictures/100000010000077F000003AAF7480BD3C7C4706D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7" text:anchor-type="char" svg:width="17cm" svg:height="8.375cm" draw:z-index="16"><draw:image xlink:href="Pictures/100000010000077C000003B05481EE73EEBA742D.png" xlink:type="simple" xlink:show="embed" xlink:actuate="onLoad" draw:mime-type="image/png"/></draw:frame><text:soft-page-break/><text:s/></text:p>
      <text:p text:style-name="P1"><draw:frame draw:style-name="fr1" draw:name="Image18" text:anchor-type="char" svg:width="17cm" svg:height="8.805cm" draw:z-index="17"><draw:image xlink:href="Pictures/100000010000077F000003E219D2F62C0F493309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19" text:anchor-type="char" svg:width="17cm" svg:height="8.779cm" draw:z-index="18"><draw:image xlink:href="Pictures/100000010000077F000003DF5E2FAFDBAC02A92B.png" xlink:type="simple" xlink:show="embed" xlink:actuate="onLoad" draw:mime-type="image/png"/></draw:frame><text:s text:c="2"/></text:p>
      <text:p text:style-name="P1"/>
      <text:p text:style-name="P1"><draw:frame draw:style-name="fr1" draw:name="Image20" text:anchor-type="char" svg:width="17cm" svg:height="8.424cm" draw:z-index="19"><draw:image xlink:href="Pictures/100000010000077F000003B78FFD6684C0995AD0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Image21" text:anchor-type="char" svg:width="17cm" svg:height="8.398cm" draw:z-index="20"><draw:image xlink:href="Pictures/100000010000077F000003B471E27E52C5805FAA.png" xlink:type="simple" xlink:show="embed" xlink:actuate="onLoad" draw:mime-type="image/png"/></draw:frame><text:s text:c="2"/></text:p>
      <text:p text:style-name="P1"/>
      <text:p text:style-name="P1"><draw:frame draw:style-name="fr1" draw:name="Image22" text:anchor-type="char" svg:width="17cm" svg:height="8.832cm" draw:z-index="21"><draw:image xlink:href="Pictures/100000010000077F000003E57D48C7DCD4B8CD21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3" text:anchor-type="char" svg:width="17cm" svg:height="8.378cm" draw:z-index="22"><draw:image xlink:href="Pictures/1000000100000775000003AD3E3D7A6E7C0A3CF7.png" xlink:type="simple" xlink:show="embed" xlink:actuate="onLoad" draw:mime-type="image/png"/></draw:frame><text:soft-page-break/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22T17:16:42.860000000</meta:creation-date>
    <dc:date>2026-01-22T17:29:29.594000000</dc:date>
    <meta:editing-duration>PT12M46S</meta:editing-duration>
    <meta:editing-cycles>1</meta:editing-cycles>
    <meta:document-statistic meta:table-count="0" meta:image-count="23" meta:object-count="0" meta:page-count="11" meta:paragraph-count="23" meta:word-count="6" meta:character-count="70" meta:non-whitespace-character-count="29"/>
    <meta:generator>LibreOffice/7.3.4.2$Windows_X86_64 LibreOffice_project/728fec16bd5f605073805c3c9e7c4212a0120dc5</meta:generator>
  </office:meta>
</office:document-meta>
</file>